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8.747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7.0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3.424cm" fo:break-before="auto" style:use-optimal-row-height="true"/>
    </style:style>
    <style:style style:name="ro4" style:family="table-row">
      <style:table-row-properties style:row-height="0.891cm" fo:break-before="auto" style:use-optimal-row-height="true"/>
    </style:style>
    <style:style style:name="ro5" style:family="table-row">
      <style:table-row-properties style:row-height="2.16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7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/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rbeitsplan </text:p>
          </table:table-cell>
          <table:table-cell table:number-columns-repeated="3"/>
        </table:table-row>
        <table:table-row table:style-name="ro2">
          <table:table-cell office:value-type="string">
            <text:p>Gruppe: Steaman </text:p>
            <text:p>Projekt: Frogman</text:p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atum </text:p>
          </table:table-cell>
          <table:table-cell office:value-type="string">
            <text:p>Steaman</text:p>
          </table:table-cell>
          <table:table-cell office:value-type="string">
            <text:p>Zamara Zeidan</text:p>
          </table:table-cell>
          <table:table-cell office:value-type="string">
            <text:p>Stefanie Schljak</text:p>
          </table:table-cell>
        </table:table-row>
        <table:table-row table:style-name="ro3">
          <table:table-cell office:value-type="date" office:date-value="2015-11-09">
            <text:p>Montag, 9. November 2015</text:p>
          </table:table-cell>
          <table:table-cell office:value-type="string">
            <text:p>- Idee</text:p>
            <text:p>- Storyboard (Beschreibung)</text:p>
            <text:p>- Gruppennamen</text:p>
            <text:p>- Projektnamen</text:p>
            <text:p>- Kurzbeschreibung</text:p>
            <text:p>- GitHub</text:p>
            <text:p>- Skizzen(Modelle)</text:p>
            <text:p>=3 Stunden</text:p>
          </table:table-cell>
          <table:table-cell table:number-columns-repeated="2"/>
        </table:table-row>
        <table:table-row table:style-name="ro4">
          <table:table-cell office:value-type="date" office:date-value="2015-11-12">
            <text:p>Donnerstag, 12. November 2015</text:p>
          </table:table-cell>
          <table:table-cell office:value-type="string">
            <text:p>Modellierung</text:p>
            <text:p>=2,5 Stunden</text:p>
          </table:table-cell>
          <table:table-cell office:value-type="string">
            <text:p>Baum+Wurzel+Häuser</text:p>
            <text:p>(Frösche)</text:p>
          </table:table-cell>
          <table:table-cell office:value-type="string">
            <text:p>- Landschaft</text:p>
            <text:p>- Textur (Wasser, Gras)</text:p>
          </table:table-cell>
        </table:table-row>
        <table:table-row table:style-name="ro5">
          <table:table-cell office:value-type="date" office:date-value="2015-11-17">
            <text:p>Dienstag, 17. November 2015</text:p>
          </table:table-cell>
          <table:table-cell office:value-type="string">
            <text:p>Festlegung der </text:p>
            <text:p>Kameraperspektiven</text:p>
            <text:p/>
            <text:p>=1,5 Stunden</text:p>
            <text:p/>
          </table:table-cell>
          <table:table-cell office:value-type="string">
            <text:p>-Abstrakte Modellierung</text:p>
            <text:p><text:s/>Aller Modelle+Landschaft</text:p>
          </table:table-cell>
          <table:table-cell office:value-type="string">
            <text:p>- Skizzen (Storyboard)</text:p>
            <text:p>-Sound</text:p>
          </table:table-cell>
        </table:table-row>
        <table:table-row table:style-name="ro5">
          <table:table-cell office:value-type="date" office:date-value="2015-11-18">
            <text:p>Mittwoch, 18. November 2015</text:p>
          </table:table-cell>
          <table:table-cell office:value-type="string">
            <text:p>- Besprechung der einzelnen Szenen Pro Sekunde</text:p>
            <text:p/>
            <text:p/>
            <text:p/>
            <text:p>= 5,5 Stunden</text:p>
          </table:table-cell>
          <table:table-cell office:value-type="string">
            <text:p>- Animation vom Abstraktenvideo</text:p>
            <text:p>- Logoentwurf + Fertigstellung</text:p>
            <text:p><text:s/>- Rendern </text:p>
          </table:table-cell>
          <table:table-cell office:value-type="string">
            <text:p>- Sound</text:p>
            <text:p>- Lizense</text:p>
            <text:p>- Storyboardvideo</text:p>
            <text:p><text:s/>→ Text schreiben</text:p>
            <text:p><text:s/>→ Powerpoint Präsentationvorbereitung</text:p>
          </table:table-cell>
        </table:table-row>
        <table:table-row table:style-name="ro6">
          <table:table-cell office:value-type="date" office:date-value="2015-11-19">
            <text:p>Donnerstag, 19. November 2015</text:p>
          </table:table-cell>
          <table:table-cell/>
          <table:table-cell office:value-type="string">
            <text:p>- Rendern</text:p>
            <text:p>- Modellierung → Baum(Frösche)</text:p>
            <text:p/>
            <text:p>=2,5 Stunden</text:p>
          </table:table-cell>
          <table:table-cell/>
        </table:table-row>
        <table:table-row table:style-name="ro7">
          <table:table-cell office:value-type="date" office:date-value="2015-11-20">
            <text:p>Freitag, 20. November 2015</text:p>
          </table:table-cell>
          <table:table-cell/>
          <table:table-cell office:value-type="string">
            <text:p>- GitHub</text:p>
            <text:p>= 10 min</text:p>
          </table:table-cell>
          <table:table-cell/>
        </table:table-row>
        <table:table-row table:style-name="ro2">
          <table:table-cell office:value-type="date" office:date-value="2015-11-21">
            <text:p>Samstag, 21. November 2015</text:p>
          </table:table-cell>
          <table:table-cell office:value-type="string">
            <text:p>- Hochladen der Aufgaben</text:p>
            <text:p>- GitHub</text:p>
            <text:p>- Modellierung</text:p>
          </table:table-cell>
          <table:table-cell office:value-type="string">
            <text:p>- Modellierung(Frogman)</text:p>
            <text:p>- Erstellung eigener Texturen</text:p>
          </table:table-cell>
          <table:table-cell office:value-type="string">
            <text:p>- Modellierung (Frogmobil)</text:p>
          </table:table-cell>
        </table:table-row>
        <table:table-row table:style-name="ro1">
          <table:table-cell office:value-type="date" office:date-value="2015-11-22">
            <text:p>Sonntag, 22. November 2015</text:p>
          </table:table-cell>
          <table:table-cell table:number-columns-repeated="3"/>
        </table:table-row>
        <table:table-row table:style-name="ro8">
          <table:table-cell office:value-type="date" office:date-value="2015-11-23">
            <text:p>Montag, 23. November 2015</text:p>
          </table:table-cell>
          <table:table-cell office:value-type="string">
            <text:p>- Fertigstellung der Modelle </text:p>
            <text:p><text:s/>+einfügen der Modelle in die Landschaft</text:p>
            <text:p><text:s/>+Licht und Schatten</text:p>
            <text:p><text:s/>+Effekte</text:p>
          </table:table-cell>
          <table:table-cell table:number-columns-repeated="2"/>
        </table:table-row>
        <table:table-row table:style-name="ro8">
          <table:table-cell office:value-type="date" office:date-value="2015-11-24">
            <text:p>Dienstag, 24. November 2015</text:p>
          </table:table-cell>
          <table:table-cell office:value-type="string">
            <text:p>- Überlegung Körperbewegung der Modelle</text:p>
            <text:p>- Animation erstellen </text:p>
            <text:p>- Rendern</text:p>
            <text:p/>
          </table:table-cell>
          <table:table-cell table:number-columns-repeated="2"/>
        </table:table-row>
        <table:table-row table:style-name="ro1">
          <table:table-cell office:value-type="date" office:date-value="2015-11-25">
            <text:p>Mittwoch, 25. November 2015</text:p>
          </table:table-cell>
          <table:table-cell office:value-type="string">
            <text:p>- Rendern</text:p>
          </table:table-cell>
          <table:table-cell table:number-columns-repeated="2"/>
        </table:table-row>
        <table:table-row table:style-name="ro1">
          <table:table-cell office:value-type="date" office:date-value="2015-11-26">
            <text:p>Donnerstag, 26. November 2015</text:p>
          </table:table-cell>
          <table:table-cell table:number-columns-repeated="3"/>
        </table:table-row>
        <table:table-row table:style-name="ro1">
          <table:table-cell office:value-type="date" office:date-value="2015-11-27">
            <text:p>Freitag, 27. November 2015</text:p>
          </table:table-cell>
          <table:table-cell table:number-columns-repeated="3"/>
        </table:table-row>
        <table:table-row table:style-name="ro1">
          <table:table-cell office:value-type="date" office:date-value="2015-11-28">
            <text:p>Samstag, 28. November 2015</text:p>
          </table:table-cell>
          <table:table-cell table:number-columns-repeated="3"/>
        </table:table-row>
        <table:table-row table:style-name="ro1">
          <table:table-cell office:value-type="date" office:date-value="2015-11-29">
            <text:p>Sonntag, 29. November 2015</text:p>
          </table:table-cell>
          <table:table-cell table:number-columns-repeated="3"/>
        </table:table-row>
        <table:table-row table:style-name="ro1">
          <table:table-cell office:value-type="date" office:date-value="2015-11-30">
            <text:p>Montag, 30. November 2015</text:p>
          </table:table-cell>
          <table:table-cell table:number-columns-repeated="3"/>
        </table:table-row>
        <table:table-row table:style-name="ro1">
          <table:table-cell office:value-type="date" office:date-value="2015-12-01">
            <text:p>Dienstag, 1. Dezember 2015</text:p>
          </table:table-cell>
          <table:table-cell table:number-columns-repeated="3"/>
        </table:table-row>
        <table:table-row table:style-name="ro1">
          <table:table-cell office:value-type="date" office:date-value="2015-12-02">
            <text:p>Mittwoch, 2. Dezember 2015</text:p>
          </table:table-cell>
          <table:table-cell table:number-columns-repeated="3"/>
        </table:table-row>
        <table:table-row table:style-name="ro1">
          <table:table-cell office:value-type="date" office:date-value="2015-12-03">
            <text:p>Donnerstag, 3. Dezember 2015</text:p>
          </table:table-cell>
          <table:table-cell table:number-columns-repeated="3"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21.11.2015</text:date>, <text:time>00:24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my ZZ</meta:initial-creator>
    <meta:creation-date>2015-11-21T00:00:07.16</meta:creation-date>
    <dc:date>2015-11-21T00:24:10.10</dc:date>
    <dc:creator>Zamy ZZ</dc:creator>
    <meta:editing-duration>PT8M42S</meta:editing-duration>
    <meta:editing-cycles>1</meta:editing-cycles>
    <meta:document-statistic meta:table-count="3" meta:cell-count="43" meta:object-count="0"/>
    <meta:generator>OpenOffice/4.1.1$Win32 OpenOffice.org_project/411m6$Build-9775</meta:generator>
  </office:meta>
</office:document-meta>
</file>